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6a43" officeooo:paragraph-rsid="00076a43"/>
    </style:style>
    <style:style style:name="P2" style:family="paragraph" style:parent-style-name="Standard">
      <style:text-properties style:text-underline-style="none" officeooo:rsid="00076a43" officeooo:paragraph-rsid="00076a4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2">- Read Radu’s list of stuff to change</text:p>
      <text:p text:style-name="P2">- Submit PhD proposal</text:p>
      <text:p text:style-name="P2"/>
      <text:p text:style-name="P2">- Se N=10 (say) for a SI. Then create for loop to create maybe 100 different deltas. These can be computed using the method (fixing the variance <text:s/>(0?) for all and incrementing the change in mu from say -1 to 1). This creates 100 different deltas and then for each one this can create an actual SI given a fixed original. We should be able to do sensitivity on this. We should be able to predict where the 2<text:span text:style-name="T1">nd</text:span> zero is for each and then plot over the heat map for the sensitivity. BOOM. Validate analys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00:17:10.896215189</meta:creation-date>
    <dc:date>2021-08-18T00:22:41.747822578</dc:date>
    <meta:editing-duration>PT5M31S</meta:editing-duration>
    <meta:editing-cycles>1</meta:editing-cycles>
    <meta:document-statistic meta:table-count="0" meta:image-count="0" meta:object-count="0" meta:page-count="1" meta:paragraph-count="4" meta:word-count="110" meta:character-count="566" meta:non-whitespace-character-count="459"/>
    <meta:generator>LibreOffice/6.4.6.2$Linux_X86_64 LibreOffice_project/40$Build-2</meta:generator>
  </office:meta>
</office:document-meta>
</file>